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svg:stroke-color="#0000ff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ff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8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0.32cm" svg:height="20.32cm" svg:x="6.08cm" svg:y="6.08cm">
          <text:p/>
        </draw:circle>
        <draw:circle draw:style-name="gr1" draw:text-style-name="P1" draw:layer="layout" svg:width="23.368cm" svg:height="23.368cm" svg:x="4.556cm" svg:y="4.556cm">
          <text:p/>
        </draw:circle>
        <draw:circle draw:style-name="gr1" draw:text-style-name="P1" draw:layer="layout" svg:width="26.416cm" svg:height="26.416cm" svg:x="3.032cm" svg:y="3.032cm">
          <text:p/>
        </draw:circle>
        <draw:circle draw:style-name="gr1" draw:text-style-name="P1" draw:layer="layout" svg:width="29.464cm" svg:height="29.464cm" svg:x="1.508cm" svg:y="1.508cm">
          <text:p/>
        </draw:circle>
        <draw:line draw:style-name="gr2" draw:text-style-name="P1" draw:layer="layout" svg:x1="16.24cm" svg:y1="16.24cm" svg:x2="30.972cm" svg:y2="16.24cm">
          <text:p/>
        </draw:line>
        <draw:line draw:style-name="gr2" draw:text-style-name="P1" draw:layer="layout" svg:x1="16.24cm" svg:y1="16.24cm" svg:x2="30.47cm" svg:y2="12.427cm">
          <text:p/>
        </draw:line>
        <draw:line draw:style-name="gr2" draw:text-style-name="P1" draw:layer="layout" svg:x1="16.24cm" svg:y1="16.24cm" svg:x2="28.998cm" svg:y2="8.874cm">
          <text:p/>
        </draw:line>
        <draw:line draw:style-name="gr2" draw:text-style-name="P1" draw:layer="layout" svg:x1="16.24cm" svg:y1="16.24cm" svg:x2="26.657cm" svg:y2="5.823cm">
          <text:p/>
        </draw:line>
        <draw:line draw:style-name="gr2" draw:text-style-name="P1" draw:layer="layout" svg:x1="16.24cm" svg:y1="16.24cm" svg:x2="23.606cm" svg:y2="3.482cm">
          <text:p/>
        </draw:line>
        <draw:line draw:style-name="gr2" draw:text-style-name="P1" draw:layer="layout" svg:x1="16.24cm" svg:y1="16.24cm" svg:x2="20.053cm" svg:y2="2.01cm">
          <text:p/>
        </draw:line>
        <draw:line draw:style-name="gr2" draw:text-style-name="P1" draw:layer="layout" svg:x1="16.24cm" svg:y1="16.24cm" svg:x2="16.24cm" svg:y2="1.508cm">
          <text:p/>
        </draw:line>
        <draw:line draw:style-name="gr2" draw:text-style-name="P1" draw:layer="layout" svg:x1="16.24cm" svg:y1="16.24cm" svg:x2="12.427cm" svg:y2="2.01cm">
          <text:p/>
        </draw:line>
        <draw:line draw:style-name="gr2" draw:text-style-name="P1" draw:layer="layout" svg:x1="16.24cm" svg:y1="16.24cm" svg:x2="8.874cm" svg:y2="3.482cm">
          <text:p/>
        </draw:line>
        <draw:line draw:style-name="gr2" draw:text-style-name="P1" draw:layer="layout" svg:x1="16.24cm" svg:y1="16.24cm" svg:x2="5.823cm" svg:y2="5.823cm">
          <text:p/>
        </draw:line>
        <draw:line draw:style-name="gr2" draw:text-style-name="P1" draw:layer="layout" svg:x1="16.24cm" svg:y1="16.24cm" svg:x2="3.482cm" svg:y2="8.874cm">
          <text:p/>
        </draw:line>
        <draw:line draw:style-name="gr2" draw:text-style-name="P1" draw:layer="layout" svg:x1="16.24cm" svg:y1="16.24cm" svg:x2="2.01cm" svg:y2="12.427cm">
          <text:p/>
        </draw:line>
        <draw:line draw:style-name="gr2" draw:text-style-name="P1" draw:layer="layout" svg:x1="16.24cm" svg:y1="16.24cm" svg:x2="1.508cm" svg:y2="16.24cm">
          <text:p/>
        </draw:line>
        <draw:line draw:style-name="gr2" draw:text-style-name="P1" draw:layer="layout" svg:x1="16.24cm" svg:y1="16.24cm" svg:x2="2.01cm" svg:y2="20.053cm">
          <text:p/>
        </draw:line>
        <draw:line draw:style-name="gr2" draw:text-style-name="P1" draw:layer="layout" svg:x1="16.24cm" svg:y1="16.24cm" svg:x2="3.482cm" svg:y2="23.606cm">
          <text:p/>
        </draw:line>
        <draw:line draw:style-name="gr2" draw:text-style-name="P1" draw:layer="layout" svg:x1="16.24cm" svg:y1="16.24cm" svg:x2="5.823cm" svg:y2="26.657cm">
          <text:p/>
        </draw:line>
        <draw:line draw:style-name="gr2" draw:text-style-name="P1" draw:layer="layout" svg:x1="16.24cm" svg:y1="16.24cm" svg:x2="8.874cm" svg:y2="28.998cm">
          <text:p/>
        </draw:line>
        <draw:line draw:style-name="gr2" draw:text-style-name="P1" draw:layer="layout" svg:x1="16.24cm" svg:y1="16.24cm" svg:x2="12.427cm" svg:y2="30.47cm">
          <text:p/>
        </draw:line>
        <draw:line draw:style-name="gr2" draw:text-style-name="P1" draw:layer="layout" svg:x1="16.24cm" svg:y1="16.24cm" svg:x2="16.24cm" svg:y2="30.972cm">
          <text:p/>
        </draw:line>
        <draw:line draw:style-name="gr2" draw:text-style-name="P1" draw:layer="layout" svg:x1="16.24cm" svg:y1="16.24cm" svg:x2="20.053cm" svg:y2="30.47cm">
          <text:p/>
        </draw:line>
        <draw:line draw:style-name="gr2" draw:text-style-name="P1" draw:layer="layout" svg:x1="16.24cm" svg:y1="16.24cm" svg:x2="23.606cm" svg:y2="28.998cm">
          <text:p/>
        </draw:line>
        <draw:line draw:style-name="gr2" draw:text-style-name="P1" draw:layer="layout" svg:x1="16.24cm" svg:y1="16.24cm" svg:x2="26.657cm" svg:y2="26.657cm">
          <text:p/>
        </draw:line>
        <draw:line draw:style-name="gr2" draw:text-style-name="P1" draw:layer="layout" svg:x1="16.24cm" svg:y1="16.24cm" svg:x2="28.998cm" svg:y2="23.606cm">
          <text:p/>
        </draw:line>
        <draw:line draw:style-name="gr2" draw:text-style-name="P1" draw:layer="layout" svg:x1="16.24cm" svg:y1="16.24cm" svg:x2="30.47cm" svg:y2="20.053cm">
          <text:p/>
        </draw:line>
        <draw:rect draw:style-name="gr3" draw:text-style-name="P1" draw:layer="Layer4" svg:width="0.508cm" svg:height="0.508cm" svg:x="15.986cm" svg:y="2.778cm">
          <text:p/>
        </draw:rect>
        <draw:rect draw:style-name="gr3" draw:text-style-name="P1" draw:layer="Layer4" svg:width="0.508cm" svg:height="0.508cm" svg:x="15.986cm" svg:y="4.295cm">
          <text:p/>
        </draw:rect>
        <draw:rect draw:style-name="gr3" draw:text-style-name="P1" draw:layer="Layer4" svg:width="0.508cm" svg:height="0.508cm" svg:x="15.986cm" svg:y="5.826cm">
          <text:p/>
        </draw:rect>
        <draw:rect draw:style-name="gr3" draw:text-style-name="P1" draw:layer="Layer4" svg:width="0.508cm" svg:height="0.508cm" svg:x="13.964cm" svg:y="4.486cm">
          <text:p/>
        </draw:rect>
        <draw:rect draw:style-name="gr3" draw:text-style-name="P1" draw:layer="Layer4" svg:width="0.508cm" svg:height="0.508cm" svg:x="18.019cm" svg:y="4.486cm">
          <text:p/>
        </draw:rect>
        <draw:rect draw:style-name="gr3" draw:text-style-name="P1" draw:layer="Layer4" svg:width="0.508cm" svg:height="0.508cm" svg:x="13.7cm" svg:y="2.956cm">
          <text:p/>
        </draw:rect>
        <draw:rect draw:style-name="gr3" draw:text-style-name="P1" draw:layer="Layer4" svg:width="0.508cm" svg:height="0.508cm" svg:x="18.272cm" svg:y="2.957cm">
          <text:p/>
        </draw:rect>
        <draw:rect draw:style-name="gr3" draw:text-style-name="P1" draw:layer="Layer4" svg:width="0.508cm" svg:height="0.508cm" svg:x="14.208cm" svg:y="5.978cm">
          <text:p/>
        </draw:rect>
        <draw:rect draw:style-name="gr3" draw:text-style-name="P1" draw:layer="Layer4" svg:width="0.508cm" svg:height="0.508cm" svg:x="17.764cm" svg:y="5.978cm">
          <text:p/>
        </draw:rect>
        <draw:circle draw:style-name="gr1" draw:text-style-name="P1" draw:layer="layout" svg:width="18.796cm" svg:height="18.796cm" svg:x="6.842cm" svg:y="6.842cm">
          <text:p/>
        </draw:circle>
        <draw:path draw:style-name="gr4" draw:text-style-name="P1" draw:layer="Layer4" svg:width="7.619cm" svg:height="5.519cm" svg:x="12.43cm" svg:y="1.508cm" svg:viewBox="0 0 7620 5520" svg:d="m0 502c1252-278 0 0 1252-278 2558-224 0 0 2558-224 2558 224 0 0 2558 224 1255 284 0 0 1252 284-1383 5134-894 3341-1341 5012-273-60-552-123-820-180-550-44-1099-89-1649-133-554 44-1108 89-1662 133-270 60-540 120-810 180-446-1673 35 122-1338-5018z">
          <text:p/>
        </draw:path>
        <draw:rect draw:style-name="gr5" draw:text-style-name="P1" draw:layer="Layer4" svg:width="1.143cm" svg:height="1.016cm" draw:transform="rotate (-0.261799387800286) translate (18.899cm 1.879cm)">
          <text:p/>
        </draw:rect>
        <draw:line draw:style-name="gr2" draw:text-style-name="P1" draw:layer="layout" svg:x1="16.24cm" svg:y1="16.24cm" svg:x2="13.682cm" svg:y2="1.732cm">
          <text:p/>
        </draw:line>
        <draw:line draw:style-name="gr2" draw:text-style-name="P1" draw:layer="layout" svg:x1="16.24cm" svg:y1="16.24cm" svg:x2="18.798cm" svg:y2="1.732cm">
          <text:p/>
        </draw:line>
        <draw:circle draw:style-name="gr1" draw:text-style-name="P1" draw:layer="layout" svg:width="30.988cm" svg:height="30.988cm" svg:x="0.746cm" svg:y="0.746cm">
          <text:p/>
        </draw:circle>
        <draw:circle draw:style-name="gr1" draw:text-style-name="P1" draw:layer="layout" svg:width="17.272cm" svg:height="17.272cm" svg:x="7.604cm" svg:y="7.604cm">
          <text:p/>
        </draw:circle>
      </draw:page>
      <draw:page draw:name="page2" draw:style-name="dp1" draw:master-page-name="Default">
        <draw:g>
          <draw:rect draw:style-name="gr6" draw:text-style-name="P2" draw:layer="Layer4" svg:width="0.508cm" svg:height="0.508cm" svg:x="15.986cm" svg:y="2.778cm">
            <text:p/>
          </draw:rect>
          <draw:rect draw:style-name="gr7" draw:text-style-name="P2" draw:layer="Layer4" svg:width="0.508cm" svg:height="0.508cm" svg:x="15.986cm" svg:y="4.295cm">
            <text:p/>
          </draw:rect>
          <draw:rect draw:style-name="gr8" draw:text-style-name="P2" draw:layer="Layer4" svg:width="0.508cm" svg:height="0.508cm" svg:x="15.986cm" svg:y="5.826cm">
            <text:p/>
          </draw:rect>
          <draw:rect draw:style-name="gr9" draw:text-style-name="P2" draw:layer="Layer4" svg:width="0.508cm" svg:height="0.508cm" svg:x="13.964cm" svg:y="4.486cm">
            <text:p/>
          </draw:rect>
          <draw:rect draw:style-name="gr10" draw:text-style-name="P2" draw:layer="Layer4" svg:width="0.508cm" svg:height="0.508cm" svg:x="18.019cm" svg:y="4.486cm">
            <text:p/>
          </draw:rect>
          <draw:rect draw:style-name="gr11" draw:text-style-name="P2" draw:layer="Layer4" svg:width="0.508cm" svg:height="0.508cm" svg:x="13.7cm" svg:y="2.956cm">
            <text:p/>
          </draw:rect>
          <draw:rect draw:style-name="gr12" draw:text-style-name="P2" draw:layer="Layer4" svg:width="0.508cm" svg:height="0.508cm" svg:x="18.272cm" svg:y="2.957cm">
            <text:p/>
          </draw:rect>
          <draw:rect draw:style-name="gr13" draw:text-style-name="P2" draw:layer="Layer4" svg:width="0.508cm" svg:height="0.508cm" svg:x="14.208cm" svg:y="5.978cm">
            <text:p/>
          </draw:rect>
          <draw:rect draw:style-name="gr14" draw:text-style-name="P2" draw:layer="Layer4" svg:width="0.508cm" svg:height="0.508cm" svg:x="17.764cm" svg:y="5.978cm">
            <text:p/>
          </draw:rect>
          <draw:rect draw:style-name="gr15" draw:text-style-name="P2" draw:layer="Layer4" svg:width="1.143cm" svg:height="1.016cm" draw:transform="rotate (-0.261799387800286) translate (18.899cm 1.879cm)">
            <text:p/>
          </draw:rect>
          <draw:path draw:style-name="gr16" draw:text-style-name="P2" draw:layer="layout" svg:width="7.619cm" svg:height="5.519cm" svg:x="12.43cm" svg:y="1.508cm" svg:viewBox="0 0 7620 5520" svg:d="m0 502c1252-278 0 0 1252-278 2558-224 0 0 2558-224 2558 224 0 0 2558 224 1255 284 0 0 1252 284-1383 5134-894 3341-1341 5012-273-60-552-123-820-180-550-44-1099-89-1649-133-554 44-1108 89-1662 133-270 60-540 120-810 180-446-1673 35 122-1338-5018z">
            <text:p/>
          </draw:path>
          <draw:line draw:style-name="gr17" draw:text-style-name="P2" draw:layer="layout" svg:x1="13.954cm" svg:y1="3.21cm" svg:x2="16.24cm" svg:y2="3.032cm">
            <text:p/>
          </draw:line>
          <draw:line draw:style-name="gr18" draw:text-style-name="P2" draw:layer="layout" svg:x1="18.526cm" svg:y1="3.21cm" svg:x2="16.24cm" svg:y2="3.032cm">
            <text:p/>
          </draw:line>
          <draw:line draw:style-name="gr19" draw:text-style-name="P2" draw:layer="layout" svg:x1="14.208cm" svg:y1="4.734cm" svg:x2="16.24cm" svg:y2="4.556cm">
            <text:p/>
          </draw:line>
          <draw:line draw:style-name="gr20" draw:text-style-name="P2" draw:layer="layout" svg:x1="18.272cm" svg:y1="4.734cm" svg:x2="16.24cm" svg:y2="4.556cm">
            <text:p/>
          </draw:line>
          <draw:line draw:style-name="gr21" draw:text-style-name="P2" draw:layer="layout" svg:x1="14.462cm" svg:y1="6.232cm" svg:x2="16.24cm" svg:y2="6.08cm">
            <text:p/>
          </draw:line>
          <draw:line draw:style-name="gr22" draw:text-style-name="P2" draw:layer="layout" svg:x1="18.018cm" svg:y1="6.232cm" svg:x2="16.24cm" svg:y2="6.08cm">
            <text:p/>
          </draw:line>
          <draw:line draw:style-name="gr23" draw:text-style-name="P2" draw:layer="layout" svg:x1="13.954cm" svg:y1="3.21cm" svg:x2="14.208cm" svg:y2="4.734cm">
            <text:p/>
          </draw:line>
          <draw:line draw:style-name="gr24" draw:text-style-name="P2" draw:layer="layout" svg:x1="14.462cm" svg:y1="6.232cm" svg:x2="14.208cm" svg:y2="4.734cm">
            <text:p/>
          </draw:line>
          <draw:line draw:style-name="gr25" draw:text-style-name="P2" draw:layer="layout" svg:x1="18.018cm" svg:y1="6.232cm" svg:x2="18.272cm" svg:y2="4.734cm">
            <text:p/>
          </draw:line>
          <draw:line draw:style-name="gr26" draw:text-style-name="P2" draw:layer="layout" svg:x1="18.526cm" svg:y1="3.21cm" svg:x2="18.272cm" svg:y2="4.734cm">
            <text:p/>
          </draw:line>
          <draw:line draw:style-name="gr27" draw:text-style-name="P2" draw:layer="layout" svg:x1="14.462cm" svg:y1="6.232cm" svg:x2="14.574cm" svg:y2="6.848cm">
            <text:p/>
          </draw:line>
          <draw:line draw:style-name="gr28" draw:text-style-name="P2" draw:layer="layout" svg:x1="18.018cm" svg:y1="6.232cm" svg:x2="17.889cm" svg:y2="6.848cm">
            <text:p/>
          </draw:line>
          <draw:line draw:style-name="gr29" draw:text-style-name="P2" draw:layer="layout" svg:x1="16.24cm" svg:y1="6.08cm" svg:x2="16.24cm" svg:y2="6.715cm">
            <text:p/>
          </draw:line>
          <draw:line draw:style-name="gr30" draw:text-style-name="P2" draw:layer="layout" svg:x1="16.24cm" svg:y1="3.032cm" svg:x2="16.24cm" svg:y2="1.508cm">
            <text:p/>
          </draw:line>
          <draw:line draw:style-name="gr31" draw:text-style-name="P2" draw:layer="layout" svg:x1="13.954cm" svg:y1="3.21cm" svg:x2="13.682cm" svg:y2="1.732cm">
            <text:p/>
          </draw:line>
          <draw:line draw:style-name="gr32" draw:text-style-name="P2" draw:layer="layout" svg:x1="18.526cm" svg:y1="3.21cm" svg:x2="18.798cm" svg:y2="1.7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3-03-06T14:54:17.34</meta:creation-date>
    <dc:date>2013-03-19T12:47:38.77</dc:date>
    <dc:creator>Anool Mahidharia</dc:creator>
    <meta:editing-duration>PT1H19M15S</meta:editing-duration>
    <meta:editing-cycles>14</meta:editing-cycles>
    <meta:generator>OpenOffice.org/3.3$Win32 OpenOffice.org_project/330m20$Build-9567</meta:generator>
    <meta:document-statistic meta:object-count="72"/>
  </office:meta>
</office:document-meta>
</file>